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officeooo:rsid="001fc55d" officeooo:paragraph-rsid="001fc55d"/>
    </style:style>
    <style:style style:name="P2" style:family="paragraph" style:parent-style-name="Standard">
      <style:paragraph-properties fo:line-height="200%"/>
      <style:text-properties officeooo:rsid="001fc55d" officeooo:paragraph-rsid="001fc55d"/>
    </style:style>
    <style:style style:name="P3" style:family="paragraph" style:parent-style-name="Standard">
      <style:paragraph-properties fo:line-height="200%" fo:text-align="center" style:justify-single-word="false"/>
      <style:text-properties officeooo:rsid="001fc55d" officeooo:paragraph-rsid="001fc55d"/>
    </style:style>
    <style:style style:name="P4" style:family="paragraph" style:parent-style-name="Standard">
      <style:paragraph-properties fo:line-height="200%" fo:text-align="start" style:justify-single-word="false"/>
      <style:text-properties style:text-underline-style="solid" style:text-underline-width="auto" style:text-underline-color="font-color" officeooo:rsid="001fc55d" officeooo:paragraph-rsid="001fc55d"/>
    </style:style>
    <style:style style:name="P5" style:family="paragraph" style:parent-style-name="Standard">
      <style:paragraph-properties fo:line-height="200%" fo:text-align="start" style:justify-single-word="false"/>
      <style:text-properties style:text-underline-style="none" officeooo:rsid="001fc55d" officeooo:paragraph-rsid="001fc55d"/>
    </style:style>
    <style:style style:name="P6" style:family="paragraph" style:parent-style-name="Standard">
      <style:paragraph-properties fo:line-height="200%" fo:text-align="start" style:justify-single-word="false"/>
      <style:text-properties style:text-underline-style="none" officeooo:rsid="001fc6dc" officeooo:paragraph-rsid="001fc6dc"/>
    </style:style>
    <style:style style:name="T1" style:family="text">
      <style:text-properties style:text-underline-style="none"/>
    </style:style>
    <style:style style:name="T2" style:family="text">
      <style:text-properties style:text-underline-style="none" officeooo:rsid="001fc6dc"/>
    </style:style>
    <style:style style:name="T3" style:family="text">
      <style:text-properties officeooo:rsid="001fc6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yan Eades</text:p>
      <text:p text:style-name="P2">CS-23000 Final Project</text:p>
      <text:p text:style-name="P2">15, April 2019</text:p>
      <text:p text:style-name="P3">The Enigma</text:p>
      <text:p text:style-name="P4">Project Summary:</text:p>
      <text:p text:style-name="P5">The goal of this project is to create a working Enigma machine, modeled off those used by the navy and military of the German army in the second World War. This simulation will be accessible to all, and due to its historical accuracy will bring history alive. At this point, the program will be solely run from the command-line, with a possible GUI once the simulation successfully runs from the command line. One of the challenges in dealing with the historical accuracy of the Enigma will be to make it user-friendly without losing the historical charm of an ancient device.</text:p>
      <text:p text:style-name="P5"><text:tab/>The Enigma machine is the epitome of automatizing logical processes previously done only by hand. It uses nothing but a simple circuit balled up inside a case to encrypt messages in a ridiculously secure way. The simulation will allow for three out of five rotors to be used. Each rotor will have a different sequence of letters.</text:p>
      <text:p text:style-name="P4">Data Design:</text:p>
      <text:p text:style-name="P6">This program is really not about the data the user inputs. As was found in the earlier assignment on Cryptography, outputting the data will be easy once the Enigma settings are configured. These settings represent the true data of the program. The rotors must be able to rotate each time a letter is entered. Each rotation must configure the letter then outputted in a different way. Therein lies the main challenge.</text:p>
      <text:p text:style-name="P4">UI Design:</text:p>
      <text:p text:style-name="P5">TBD</text:p>
      <text:p text:style-name="P4">Algorithm:</text:p>
      <text:p text:style-name="P5"><text:soft-page-break/>It is pretty clear that several objects will be helpful. For instance, a rotor class with methods including “select” and “rotate” will be helpful to orient the program. The main function will initially just ask for a message, encrypt the message, and output the result. After each . We should also probably write the current Enigma setting to a <text:span text:style-name="T3">file that way the program itself is an Enigma machine, rather than initializing a new Enigma machine every time it runs.</text:span></text:p>
      <text:p text:style-name="P4">Other Options to Consider Moving Forward:</text:p>
      <text:p text:style-name="P4"><text:span text:style-name="T1">A neat feature might be a computation that informs the user of how long it would take a human by hand to check all the settings corresponding to there message. This may be a separate program that deals with the combinatorics based on a given set of parameters (maybe user can choose 4 out of 10 rotors instead of 3 out of 5, or maybe we allow all thirteen pairs of letters instead of just 10).</text:span></text:p>
      <text:p text:style-name="P4"><text:span text:style-name="T1">The best feature possible would be to design a computer program that could break the original Enigma machine and develop more complicated encryption machines, again crunching numbers to see how many possible answers there still are. Research into RSA encryption would be helpful here.</text:span></text:p>
      <text:p text:style-name="P4"><text:span text:style-name="T1">Yet another idea is to have two different programs with the same structure running at once (two machines in relay). This would emphasize the importance of </text:span><text:span text:style-name="T2">how different settings will lead to radically different combination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22:33:01.527182417</meta:creation-date>
    <dc:date>2019-04-15T22:55:58.053637986</dc:date>
    <meta:editing-duration>PT4M16S</meta:editing-duration>
    <meta:editing-cycles>1</meta:editing-cycles>
    <meta:document-statistic meta:table-count="0" meta:image-count="0" meta:object-count="0" meta:page-count="2" meta:paragraph-count="17" meta:word-count="487" meta:character-count="2836" meta:non-whitespace-character-count="2365"/>
    <meta:generator>LibreOffice/5.1.6.2$Linux_X86_64 LibreOffice_project/10m0$Build-2</meta:generator>
  </office:meta>
</office:document-meta>
</file>